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d3515" officeooo:paragraph-rsid="001d3515"/>
    </style:style>
    <style:style style:name="P2" style:family="paragraph" style:parent-style-name="Standard">
      <style:text-properties officeooo:rsid="001d3515" officeooo:paragraph-rsid="001deb45"/>
    </style:style>
    <style:style style:name="P3" style:family="paragraph" style:parent-style-name="Standard">
      <style:text-properties officeooo:rsid="001d3515" officeooo:paragraph-rsid="0020d3b2"/>
    </style:style>
    <style:style style:name="P4" style:family="paragraph" style:parent-style-name="Standard">
      <style:text-properties officeooo:rsid="001d3515" officeooo:paragraph-rsid="00455043"/>
    </style:style>
    <style:style style:name="P5" style:family="paragraph" style:parent-style-name="Standard">
      <style:text-properties officeooo:rsid="001d3515" officeooo:paragraph-rsid="00477d57"/>
    </style:style>
    <style:style style:name="P6" style:family="paragraph" style:parent-style-name="Standard">
      <style:text-properties officeooo:rsid="001d3515" officeooo:paragraph-rsid="0047f6e2"/>
    </style:style>
    <style:style style:name="P7" style:family="paragraph" style:parent-style-name="Standard">
      <style:text-properties officeooo:rsid="001d3515" officeooo:paragraph-rsid="005069b8"/>
    </style:style>
    <style:style style:name="P8" style:family="paragraph" style:parent-style-name="Standard">
      <style:text-properties officeooo:rsid="001d3515" officeooo:paragraph-rsid="0050d835"/>
    </style:style>
    <style:style style:name="P9" style:family="paragraph" style:parent-style-name="Standard">
      <style:text-properties officeooo:rsid="001d3515" officeooo:paragraph-rsid="005fdcb2"/>
    </style:style>
    <style:style style:name="P10" style:family="paragraph" style:parent-style-name="Standard">
      <style:text-properties officeooo:rsid="001d3515" officeooo:paragraph-rsid="00641a52"/>
    </style:style>
    <style:style style:name="T1" style:family="text">
      <style:text-properties officeooo:rsid="001d72cc"/>
    </style:style>
    <style:style style:name="T2" style:family="text">
      <style:text-properties fo:language="ru" fo:country="RU" officeooo:rsid="001deb45"/>
    </style:style>
    <style:style style:name="T3" style:family="text">
      <style:text-properties fo:language="ru" fo:country="RU" officeooo:rsid="001ed362"/>
    </style:style>
    <style:style style:name="T4" style:family="text">
      <style:text-properties fo:language="ru" fo:country="RU" officeooo:rsid="001f823e"/>
    </style:style>
    <style:style style:name="T5" style:family="text">
      <style:text-properties fo:language="ru" fo:country="RU" officeooo:rsid="00239fd1"/>
    </style:style>
    <style:style style:name="T6" style:family="text">
      <style:text-properties fo:language="ru" fo:country="RU" officeooo:rsid="0024e998"/>
    </style:style>
    <style:style style:name="T7" style:family="text">
      <style:text-properties fo:language="ru" fo:country="RU" officeooo:rsid="00258d8b"/>
    </style:style>
    <style:style style:name="T8" style:family="text">
      <style:text-properties fo:language="ru" fo:country="RU" officeooo:rsid="00276159"/>
    </style:style>
    <style:style style:name="T9" style:family="text">
      <style:text-properties fo:language="ru" fo:country="RU" officeooo:rsid="0028429c"/>
    </style:style>
    <style:style style:name="T10" style:family="text">
      <style:text-properties fo:language="ru" fo:country="RU" officeooo:rsid="0029875e"/>
    </style:style>
    <style:style style:name="T11" style:family="text">
      <style:text-properties fo:language="ru" fo:country="RU" officeooo:rsid="002ae921"/>
    </style:style>
    <style:style style:name="T12" style:family="text">
      <style:text-properties fo:language="ru" fo:country="RU" officeooo:rsid="002c908e"/>
    </style:style>
    <style:style style:name="T13" style:family="text">
      <style:text-properties fo:language="ru" fo:country="RU" officeooo:rsid="00398987"/>
    </style:style>
    <style:style style:name="T14" style:family="text">
      <style:text-properties fo:language="ru" fo:country="RU" officeooo:rsid="003c8053"/>
    </style:style>
    <style:style style:name="T15" style:family="text">
      <style:text-properties fo:language="ru" fo:country="RU" officeooo:rsid="0041a1ae"/>
    </style:style>
    <style:style style:name="T16" style:family="text">
      <style:text-properties fo:language="ru" fo:country="RU" officeooo:rsid="004397da"/>
    </style:style>
    <style:style style:name="T17" style:family="text">
      <style:text-properties fo:language="ru" fo:country="RU" officeooo:rsid="00477d57"/>
    </style:style>
    <style:style style:name="T18" style:family="text">
      <style:text-properties fo:language="ru" fo:country="RU" officeooo:rsid="00496aa1"/>
    </style:style>
    <style:style style:name="T19" style:family="text">
      <style:text-properties fo:language="ru" fo:country="RU" officeooo:rsid="004a1a9c"/>
    </style:style>
    <style:style style:name="T20" style:family="text">
      <style:text-properties fo:language="ru" fo:country="RU" officeooo:rsid="004e6d6f"/>
    </style:style>
    <style:style style:name="T21" style:family="text">
      <style:text-properties fo:language="ru" fo:country="RU" officeooo:rsid="005069b8"/>
    </style:style>
    <style:style style:name="T22" style:family="text">
      <style:text-properties fo:language="ru" fo:country="RU" officeooo:rsid="0050c627"/>
    </style:style>
    <style:style style:name="T23" style:family="text">
      <style:text-properties fo:language="ru" fo:country="RU" officeooo:rsid="0059a26e"/>
    </style:style>
    <style:style style:name="T24" style:family="text">
      <style:text-properties fo:language="ru" fo:country="RU" officeooo:rsid="005a320e"/>
    </style:style>
    <style:style style:name="T25" style:family="text">
      <style:text-properties fo:language="ru" fo:country="RU" officeooo:rsid="005c6f81"/>
    </style:style>
    <style:style style:name="T26" style:family="text">
      <style:text-properties fo:language="ru" fo:country="RU" officeooo:rsid="005df0b6"/>
    </style:style>
    <style:style style:name="T27" style:family="text">
      <style:text-properties fo:language="ru" fo:country="RU" officeooo:rsid="005eac18"/>
    </style:style>
    <style:style style:name="T28" style:family="text">
      <style:text-properties fo:language="ru" fo:country="RU" officeooo:rsid="005fdcb2"/>
    </style:style>
    <style:style style:name="T29" style:family="text">
      <style:text-properties fo:language="ru" fo:country="RU" officeooo:rsid="0061193c"/>
    </style:style>
    <style:style style:name="T30" style:family="text">
      <style:text-properties fo:language="ru" fo:country="RU" officeooo:rsid="006225d9"/>
    </style:style>
    <style:style style:name="T31" style:family="text">
      <style:text-properties fo:language="ru" fo:country="RU" officeooo:rsid="00641a52"/>
    </style:style>
    <style:style style:name="T32" style:family="text">
      <style:text-properties fo:language="ru" fo:country="RU" officeooo:rsid="00657137"/>
    </style:style>
    <style:style style:name="T33" style:family="text">
      <style:text-properties fo:language="ru" fo:country="RU" officeooo:rsid="0066913f"/>
    </style:style>
    <style:style style:name="T34" style:family="text">
      <style:text-properties fo:language="ru" fo:country="RU" officeooo:rsid="00694094"/>
    </style:style>
    <style:style style:name="T35" style:family="text">
      <style:text-properties fo:language="ru" fo:country="RU" officeooo:rsid="0069dde2"/>
    </style:style>
    <style:style style:name="T36" style:family="text">
      <style:text-properties fo:language="ru" fo:country="RU" officeooo:rsid="006de19a"/>
    </style:style>
    <style:style style:name="T37" style:family="text">
      <style:text-properties fo:language="en" fo:country="US" officeooo:rsid="001d72cc"/>
    </style:style>
    <style:style style:name="T38" style:family="text">
      <style:text-properties fo:language="en" fo:country="US" officeooo:rsid="001deb45"/>
    </style:style>
    <style:style style:name="T39" style:family="text">
      <style:text-properties fo:language="en" fo:country="US" officeooo:rsid="00239fd1"/>
    </style:style>
    <style:style style:name="T40" style:family="text">
      <style:text-properties fo:language="en" fo:country="US" officeooo:rsid="0050d835"/>
    </style:style>
    <style:style style:name="T41" style:family="text">
      <style:text-properties fo:language="en" fo:country="US" officeooo:rsid="0052843f"/>
    </style:style>
    <style:style style:name="T42" style:family="text">
      <style:text-properties fo:language="en" fo:country="US" officeooo:rsid="005374dc"/>
    </style:style>
    <style:style style:name="T43" style:family="text">
      <style:text-properties fo:language="en" fo:country="US" officeooo:rsid="0055387a"/>
    </style:style>
    <style:style style:name="T44" style:family="text">
      <style:text-properties fo:language="en" fo:country="US" officeooo:rsid="00562c0a"/>
    </style:style>
    <style:style style:name="T45" style:family="text">
      <style:text-properties fo:language="en" fo:country="US" officeooo:rsid="0057b6b1"/>
    </style:style>
    <style:style style:name="T46" style:family="text">
      <style:text-properties fo:language="en" fo:country="US" officeooo:rsid="0059a26e"/>
    </style:style>
    <style:style style:name="T47" style:family="text">
      <style:text-properties fo:language="en" fo:country="US" officeooo:rsid="00657137"/>
    </style:style>
    <style:style style:name="T48" style:family="text">
      <style:text-properties fo:language="en" fo:country="US" officeooo:rsid="0069dde2"/>
    </style:style>
    <style:style style:name="T49" style:family="text">
      <style:text-properties fo:color="#800000"/>
    </style:style>
    <style:style style:name="T50" style:family="text">
      <style:text-properties fo:color="#800000" fo:language="ru" fo:country="RU" officeooo:rsid="0066913f"/>
    </style:style>
    <style:style style:name="T51" style:family="text">
      <style:text-properties fo:color="#800000" fo:language="ru" fo:country="RU" officeooo:rsid="00694094"/>
    </style:style>
    <style:style style:name="T52" style:family="text">
      <style:text-properties fo:color="#800000" fo:language="ru" fo:country="RU" officeooo:rsid="0069dde2"/>
    </style:style>
    <style:style style:name="T53" style:family="text">
      <style:text-properties fo:color="#800000" fo:language="en" fo:country="US" officeooo:rsid="0069dde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День 0.</text:p>
      <text:p text:style-name="P1">​ - Москва, отлёт в Дели в 19:30.</text:p>
      <text:p text:style-name="P1">День 1<text:span text:style-name="T47">(1 </text:span><text:span text:style-name="T32">день визы</text:span><text:span text:style-name="T47">)</text:span>.​</text:p>
      <text:p text:style-name="P1">​ - Прилёт в Дели в 4:05(на янв.24года) взять запас на задержку рейса.</text:p>
      <text:p text:style-name="P1">​ - Вылет в Катманду(после 12:00 наверно рейс брать с запасом).</text:p>
      <text:p text:style-name="P1">​ - Прилёт в Катманду ближе к вечеру.<text:span text:style-name="T5">(или после 00:</text:span><text:span text:style-name="T39">00 </text:span><text:span text:style-name="T5">чтобы добавить 1 день.)</text:span></text:p>
      <text:p text:style-name="P1">​ - Заселиться в Тамеле. Обменять доллары на рупии, наличкой вести.</text:p>
      <text:p text:style-name="P1">День <text:span text:style-name="T1">2</text:span>.</text:p>
      <text:p text:style-name="P1">​ - День Отдыха. Докупиться.</text:p>
      <text:p text:style-name="P1">День <text:span text:style-name="T1">3</text:span>.</text:p>
      <text:p text:style-name="P1">​ - Утром к джипам, в пути до <text:span text:style-name="T37">Salleri.</text:span></text:p>
      <text:p text:style-name="P1">------------------------------</text:p>
      <text:p text:style-name="P1">День <text:span text:style-name="T38">4</text:span>.(1 день треккинга)</text:p>
      <text:p text:style-name="P2">​ - <text:s/><text:span text:style-name="T2">П</text:span>ереход в Junbesi(2700м<text:span text:style-name="T38">).</text:span></text:p>
      <text:p text:style-name="P2"><text:span text:style-name="T38"/></text:p>
      <text:p text:style-name="P1">День <text:span text:style-name="T3">5</text:span>.(<text:span text:style-name="T3">2</text:span> день треккинга)</text:p>
      <text:p text:style-name="P1">​ - Junbesi. Изучение.</text:p>
      <text:p text:style-name="P1"/>
      <text:p text:style-name="P1">День <text:span text:style-name="T4">6</text:span>.(<text:span text:style-name="T4">3</text:span> день треккинга)</text:p>
      <text:p text:style-name="P3">​ - Переход в Taksindu.(2980м). Возм. на рассвете к монахам сходить, деревня маленькая.</text:p>
      <text:p text:style-name="P3">​ ​ ​ Часам к 10 уже выйти надо.</text:p>
      <text:p text:style-name="P3"/>
      <text:p text:style-name="P1">День <text:span text:style-name="T6">7</text:span>.(<text:span text:style-name="T7">4</text:span> день треккинга)</text:p>
      <text:p text:style-name="P1">​ - Переход в Nunthala.(2200м, 4 км), часам к 13, 14 прийти в посёлок из Таксинду. </text:p>
      <text:p text:style-name="P1"/>
      <text:p text:style-name="P1">День <text:span text:style-name="T7">8</text:span>.(<text:span text:style-name="T7">5</text:span> день треккинга)</text:p>
      <text:p text:style-name="P1">​ - Переход в Kharikhola.(2040м, 8км, подольше побыть, отель у ступы).</text:p>
      <text:p text:style-name="P1"/>
      <text:p text:style-name="P1">День <text:span text:style-name="T8">9</text:span>.(<text:span text:style-name="T8">6</text:span> день треккинга)</text:p>
      <text:p text:style-name="P1">​ - Переход в Paiya(2660м), хорошый подъём пишут, с рюкзаком мужик 8ч шёл).</text:p>
      <text:p text:style-name="P1"/>
      <text:p text:style-name="P1">День 1<text:span text:style-name="T9">0</text:span>.(<text:span text:style-name="T9">7</text:span> день треккинга)</text:p>
      <text:p text:style-name="P1">​ - Переход в Surke(2310м)/Lukla).</text:p>
      <text:p text:style-name="P1"/>
      <text:p text:style-name="P1">День 1<text:span text:style-name="T10">1</text:span>.(<text:span text:style-name="T10">8</text:span> день треккинга)</text:p>
      <text:p text:style-name="P1">​ - Переход в Lukla(2860м). От 4км вроде, но в подъём. К обеду точно должен прийти.</text:p>
      <text:p text:style-name="P1"/>
      <text:p text:style-name="P1">День 1<text:span text:style-name="T11">2</text:span>.(<text:span text:style-name="T11">9</text:span> день треккинга)</text:p>
      <text:p text:style-name="P1">​ - Переход в Phakding(2610м, 7,5км ,100м до поста Toc Toc).</text:p>
      <text:p text:style-name="P1">​​ ​ ​ // в Монжо(2835м) монастырь манахов.</text:p>
      <text:p text:style-name="P1">​</text:p>
      <text:p text:style-name="P1">День <text:span text:style-name="T12">13</text:span>.(<text:span text:style-name="T12">10</text:span> день треккинга)</text:p>
      <text:p text:style-name="P1">​ - Переход в Namche Bazar(3440м).</text:p>
      <text:p text:style-name="P1"/>
      <text:p text:style-name="P1">День <text:span text:style-name="T13">14</text:span>.(1<text:span text:style-name="T13">1</text:span> день треккинга)</text:p>
      <text:p text:style-name="P1">​ - Акклиматизация.</text:p>
      <text:p text:style-name="P1"/>
      <text:p text:style-name="P1">День <text:span text:style-name="T14">15</text:span>.(1<text:span text:style-name="T14">2</text:span> день треккинга)</text:p>
      <text:p text:style-name="P1">​<text:span text:style-name="T49"> - Запасной, отдых в Намче.</text:span></text:p>
      <text:p text:style-name="P1"/>
      <text:p text:style-name="P1">День <text:span text:style-name="T15">16</text:span>.(1<text:span text:style-name="T15">3</text:span> день треккинга)</text:p>
      <text:p text:style-name="P1">​​ - Переход в Dole.(4050м, 7км)<text:span text:style-name="T34">(</text:span><text:span text:style-name="T51">можно в Мачермо, и дальше за 1 день в Гокио</text:span><text:span text:style-name="T34">)</text:span>.</text:p>
      <text:p text:style-name="P1"><text:soft-page-break/></text:p>
      <text:p text:style-name="P4">День <text:span text:style-name="T16">17</text:span>.(<text:span text:style-name="T16">14</text:span> день треккинга).</text:p>
      <text:p text:style-name="P1">​ - Переход в Machermo.(4410м, 5км)<text:span text:style-name="T33">(</text:span><text:span text:style-name="T50">можно так то сразу в Гокио</text:span><text:span text:style-name="T33">)</text:span>.</text:p>
      <text:p text:style-name="P1"/>
      <text:p text:style-name="P5">День <text:span text:style-name="T17">18</text:span>.(<text:span text:style-name="T17">15</text:span> день треккинга).</text:p>
      <text:p text:style-name="P1">​ - Переход в Gokyo(4790м, 7км), <text:span text:style-name="T18">закат на</text:span> GokyoRi(5360м).</text:p>
      <text:p text:style-name="P1"/>
      <text:p text:style-name="P1">​День <text:span text:style-name="T19">19</text:span>.(<text:span text:style-name="T17">1</text:span><text:span text:style-name="T19">6</text:span> день треккинга).</text:p>
      <text:p text:style-name="P1">​<text:span text:style-name="T49"> - Запасной в Гокио.</text:span></text:p>
      <text:p text:style-name="P1"><text:span text:style-name="T49"/></text:p>
      <text:p text:style-name="P6">День 2<text:span text:style-name="T20">0</text:span>.(<text:span text:style-name="T17">1</text:span><text:span text:style-name="T20">7</text:span> день треккинга).</text:p>
      <text:p text:style-name="P7">​ - Переход в Phortse(3840м). <text:span text:style-name="T21">Долгий переход, но вниз.</text:span></text:p>
      <text:p text:style-name="P6"/>
      <text:p text:style-name="P8">День <text:span text:style-name="T22">2</text:span>1.(<text:span text:style-name="T17">1</text:span><text:span text:style-name="T22">8</text:span> день треккинга).</text:p>
      <text:p text:style-name="P8">- Переход в <text:span text:style-name="T40">Tengboche</text:span><text:span text:style-name="T35">(</text:span><text:span text:style-name="T52">можно в </text:span><text:span text:style-name="T53">Dingboche </text:span><text:span text:style-name="T52">сразу</text:span><text:span text:style-name="T35">)</text:span>.</text:p>
      <text:p text:style-name="P8"/>
      <text:p text:style-name="P6">День <text:span text:style-name="T22">2</text:span><text:span text:style-name="T40">2</text:span>.(<text:span text:style-name="T17">1</text:span><text:span text:style-name="T40">9</text:span> день треккинга).</text:p>
      <text:p text:style-name="P1">​ - Переход в Dingboche(4410м).</text:p>
      <text:p text:style-name="P1"/>
      <text:p text:style-name="P6">День <text:span text:style-name="T41">23</text:span>.(<text:span text:style-name="T42">20</text:span> день треккинга).</text:p>
      <text:p text:style-name="P1">​ - Акклиматизация, радиалка на пик Nangkartshang(5083m).</text:p>
      <text:p text:style-name="P1"/>
      <text:p text:style-name="P6">День <text:span text:style-name="T43">24</text:span>.(<text:span text:style-name="T43">21</text:span> день треккинга).</text:p>
      <text:p text:style-name="P1">​ - Переход в Lobuche(4910м, 8км).</text:p>
      <text:p text:style-name="P1"/>
      <text:p text:style-name="P6">День <text:span text:style-name="T44">25</text:span>.(<text:span text:style-name="T44">22</text:span> день треккинга).</text:p>
      <text:p text:style-name="P1">​ - Переход в GorakShep(5164м, 4,5км), по возможности на закате поднятся на KP.</text:p>
      <text:p text:style-name="P1"/>
      <text:p text:style-name="P6">День <text:span text:style-name="T45">26</text:span>.(<text:span text:style-name="T45">23</text:span> день треккинга).</text:p>
      <text:p text:style-name="P1">​ - Калапаттар(5643м)/<text:span text:style-name="T46">BaseCamp</text:span><text:span text:style-name="T23">,</text:span> переход в Dingboche/Pheriche(4371м).</text:p>
      <text:p text:style-name="P6"/>
      <text:p text:style-name="P6">День <text:span text:style-name="T24">2</text:span>7.(<text:span text:style-name="T24">24</text:span> день треккинга).</text:p>
      <text:p text:style-name="P1">​ - Переход в Namche Bazar/Kumjung.</text:p>
      <text:p text:style-name="P1"/>
      <text:p text:style-name="P6">День <text:span text:style-name="T25">28</text:span>.(<text:span text:style-name="T25">25</text:span> день треккинга,).</text:p>
      <text:p text:style-name="P1">​ - <text:span text:style-name="T29">Переход в Луклу.</text:span></text:p>
      <text:p text:style-name="P1"><text:span text:style-name="T26"/></text:p>
      <text:p text:style-name="P6">День <text:span text:style-name="T27">29</text:span>.(<text:span text:style-name="T27">26</text:span> день треккинга).</text:p>
      <text:p text:style-name="P1">​ - <text:span text:style-name="T29">Вылет./</text:span><text:span text:style-name="T30">переход ниже к джипам.</text:span>​</text:p>
      <text:p text:style-name="P1"/>
      <text:p text:style-name="P9">День <text:span text:style-name="T28">30</text:span>.(<text:span text:style-name="T27">2</text:span><text:span text:style-name="T28">7</text:span> день треккинга).</text:p>
      <text:p text:style-name="P9">​ - <text:span text:style-name="T28">Переезд на джипе/</text:span><text:span text:style-name="T31">день перехода</text:span><text:span text:style-name="T36">(проверить джип сразу в Катм или в Саллери сперва.)</text:span><text:span text:style-name="T31">.</text:span></text:p>
      <text:p text:style-name="P9"/>
      <text:p text:style-name="P9">День <text:span text:style-name="T28">31</text:span>.</text:p>
      <text:p text:style-name="P10">​ - <text:span text:style-name="T28">Переезд на джипе/Запасной</text:span>.</text:p>
      <text:p text:style-name="P9"/>
      <text:p text:style-name="P9">День <text:span text:style-name="T28">32.</text:span></text:p>
      <text:p text:style-name="P9">​ - <text:span text:style-name="T28">Вылет в Индию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9M22S</meta:editing-duration>
    <meta:editing-cycles>78</meta:editing-cycles>
    <meta:generator>LibreOffice/4.4.4.3$Windows_x86 LibreOffice_project/2c39ebcf046445232b798108aa8a7e7d89552ea8</meta:generator>
    <dc:date>2024-02-01T08:45:55.723000000</dc:date>
    <meta:document-statistic meta:table-count="0" meta:image-count="0" meta:object-count="0" meta:page-count="2" meta:paragraph-count="73" meta:word-count="413" meta:character-count="2708" meta:non-whitespace-character-count="2277"/>
    <meta:user-defined meta:name="Info 1"/>
    <meta:user-defined meta:name="Info 2"/>
    <meta:user-defined meta:name="Info 3"/>
    <meta:user-defined meta:name="Info 4"/>
  </office:meta>
</office:document-meta>
</file>